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1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7" style:family="graphic" style:parent-style-name="objectwithoutfill">
      <style:graphic-properties svg:stroke-color="#ed1c24" draw:marker-end="Arrow" draw:marker-end-width="0.3cm" svg:stroke-opacity="60%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4.4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9pt" style:font-size-asian="8pt" style:font-size-complex="8pt"/>
    </style:style>
    <style:style style:name="P5" style:family="paragraph">
      <loext:graphic-properties draw:fill="none" draw:fill-color="#ffffff"/>
      <style:text-properties fo:font-size="9pt" style:font-size-asian="8pt" style:font-size-complex="8p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cm" svg:height="6cm" svg:x="2.6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5cm" svg:x2="14.3cm" svg:y2="5cm">
          <text:p/>
        </draw:line>
        <draw:line draw:style-name="gr2" draw:text-style-name="P2" draw:layer="layout" svg:x1="2.6cm" svg:y1="6.8cm" svg:x2="14.3cm" svg:y2="6.8cm">
          <text:p/>
        </draw:line>
        <draw:line draw:style-name="gr2" draw:text-style-name="P2" draw:layer="layout" svg:x1="8.4cm" svg:y1="3.4cm" svg:x2="8.4cm" svg:y2="6.8cm">
          <text:p/>
        </draw:line>
        <draw:line draw:style-name="gr2" draw:text-style-name="P2" draw:layer="layout" svg:x1="6.4cm" svg:y1="6.8cm" svg:x2="6.4cm" svg:y2="9.4cm">
          <text:p/>
        </draw:line>
        <draw:line draw:style-name="gr3" draw:text-style-name="P2" draw:layer="layout" svg:x1="10.4cm" svg:y1="6.8cm" svg:x2="10.4cm" svg:y2="9.4cm">
          <text:p/>
        </draw:line>
        <draw:frame draw:style-name="gr4" draw:text-style-name="P3" draw:layer="layout" svg:width="5.761cm" svg:height="1.562cm" svg:x="2.639cm" svg:y="3.438cm">
          <draw:text-box>
            <text:p><text:span text:style-name="T1">Interaktion</text:span></text:p>
            <text:p><text:span text:style-name="T2">im Sinne bewusster Beteiligung an der Gruppe</text:span></text:p>
          </draw:text-box>
        </draw:frame>
        <draw:frame draw:style-name="gr4" draw:text-style-name="P3" draw:layer="layout" svg:width="5.761cm" svg:height="1.562cm" svg:x="8.5cm" svg:y="3.438cm">
          <draw:text-box>
            <text:p><text:span text:style-name="T1">Keine Interaktion</text:span></text:p>
            <text:p><text:span text:style-name="T2">im Sinne unbewusster Beteiligung an der Gruppe</text:span></text:p>
          </draw:text-box>
        </draw:frame>
        <draw:frame draw:style-name="gr4" draw:text-style-name="P3" draw:layer="layout" svg:width="5.761cm" svg:height="1.562cm" svg:x="2.639cm" svg:y="5.1cm">
          <draw:text-box>
            <text:p><text:span text:style-name="T1">Unmittelbares Ergebnis</text:span></text:p>
            <text:p><text:span text:style-name="T2">direkt aus der Gruppenhandlung</text:span></text:p>
          </draw:text-box>
        </draw:frame>
        <draw:frame draw:style-name="gr4" draw:text-style-name="P3" draw:layer="layout" svg:width="5.761cm" svg:height="1.562cm" svg:x="8.439cm" svg:y="5.1cm">
          <draw:text-box>
            <text:p><text:span text:style-name="T1">Mittelbares Ergebnis</text:span></text:p>
            <text:p><text:span text:style-name="T2">durch separate Auswertung der Gruppenhandlung</text:span></text:p>
          </draw:text-box>
        </draw:frame>
        <draw:frame draw:style-name="gr5" draw:text-style-name="P5" draw:layer="layout" svg:width="3.8cm" svg:height="2.4cm" svg:x="2.6cm" svg:y="6.8cm">
          <draw:text-box>
            <text:p text:style-name="P4"><text:span text:style-name="T3">Taktische Verbundenheit</text:span></text:p>
            <text:p text:style-name="P4"><text:span text:style-name="T4">Im Sinne sensualer Verbindung und Zwang für bestimme Reaktionen auf bestimme Aktionen</text:span></text:p>
          </draw:text-box>
        </draw:frame>
        <draw:frame draw:style-name="gr6" draw:text-style-name="P7" draw:layer="layout" svg:width="4cm" svg:height="2.6cm" svg:x="6.4cm" svg:y="6.8cm">
          <draw:text-box>
            <text:p text:style-name="P6"><text:span text:style-name="T5">Taktische Unverbundenheit</text:span></text:p>
            <text:p text:style-name="P6"><text:span text:style-name="T4">im Sinne sensualer Verbindung und freier Option für Reaktionen auf Aktionen</text:span></text:p>
          </draw:text-box>
        </draw:frame>
        <draw:frame draw:style-name="gr6" draw:text-style-name="P3" draw:layer="layout" svg:width="3.9cm" svg:height="2.6cm" svg:x="10.4cm" svg:y="6.8cm">
          <draw:text-box>
            <text:p><text:span text:style-name="T5">Strikte Unverbundenheit</text:span></text:p>
            <text:p><text:span text:style-name="T6">im Sinne keiner sensualer Verbindung und keiner Option für Reaktionen auf Aktionen</text:span></text:p>
          </draw:text-box>
        </draw:frame>
        <draw:line draw:style-name="gr7" draw:text-style-name="P2" draw:layer="layout" svg:x1="5.3cm" svg:y1="3.6cm" svg:x2="5.3cm" svg:y2="10.1cm">
          <text:p/>
        </draw:line>
        <draw:custom-shape draw:style-name="gr8" draw:text-style-name="P1" draw:layer="layout" svg:width="4.9cm" svg:height="0.7cm" svg:x="2.8cm" svg:y="10.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1cm" svg:height="0.806cm" svg:x="2.8cm" svg:y="10cm">
          <draw:text-box>
            <text:p text:style-name="P8"><text:span text:style-name="T7">Schwarmintelligen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4:21:40.219089824</meta:creation-date>
    <dc:date>2018-02-22T15:34:11.831089346</dc:date>
    <meta:editing-duration>PT1H2M10S</meta:editing-duration>
    <meta:editing-cycles>2</meta:editing-cycles>
    <meta:generator>LibreOffice/5.4.5.1$Linux_X86_64 LibreOffice_project/40m0$Build-1</meta:generator>
    <meta:document-statistic meta:object-count="16"/>
  </office:meta>
</office:document-meta>
</file>